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type="double"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ver rouge : encyclopédie</text:p>
      <text:p text:style-name="P1"/>
      <text:p text:style-name="P1">Moral, discipline ; encouragement et commandement</text:p>
      <text:p text:style-name="P1"/>
      <text:p text:style-name="P2">Mêmes les plus grands hommes ont les plus grandes faiblesses de l'Homme.</text:p>
      <text:p text:style-name="P2">Le moral joue un rôle important car il s'agit de l'un de deux remparts qui empêchent vos hommes de fuir s'ils font face à de trop grandes difficultés. Celui-ci est déterminé par la force de base de l'unité et de par les officiers de moral qui les entourent. Ces officiers sont chargés de maintenir le moral mais peuvent sévèrement le diminuer s'ils sont tués. Toutefois, même une unité avec un moral solide se verra intimidé s'il elle se retrouve encerclée, en sous-nombre, blessée ou sous le feu ennemi, ou coupé du ravitaillement. Une unité avec un moral trop bas échappera à l'autorité militaire en désertant. Éviter la désertion est simple mais récupérer des déserteurs est impossible.</text:p>
      <text:p text:style-name="P2">La discipline est le second de ces piliers. Une unité avec une forte discipline perd beaucoup moins facilement son moral et obéit quelles que soient les conditions dans laquelle elle évolue. La discipline détermine également le bonheur des soldats ; si leur discipline est amputé, ils risques de se mutiner. Les officiers chargés d'encadrer les soldats peuvent conserver une cohésion totale dans votre armée mais celle-ci disparaîtra si vous choisissez d'engager des hommes moins entraînés ou si vos officiers meuren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ycée Fabert</meta:initial-creator>
    <meta:creation-date>2014-02-21T10:46:47.87</meta:creation-date>
    <meta:document-statistic meta:table-count="0" meta:image-count="0" meta:object-count="0" meta:page-count="1" meta:paragraph-count="5" meta:word-count="218" meta:character-count="1354"/>
    <dc:date>2014-02-21T10:56:08.30</dc:date>
    <dc:creator>Lycée Fabert</dc:creator>
    <meta:editing-duration>PT9M20S</meta:editing-duration>
    <meta:editing-cycles>1</meta:editing-cycles>
    <meta:generator>OpenOffice.org/3.3$Win32 OpenOffice.org_project/330m20$Build-9567</meta:generator>
  </office:meta>
</office:document-meta>
</file>